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iresCachingSourceValidityStrategy.getCacheValidities( CachingSource cachingSource ,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iresCachingSourceValidityStrategy.checkValidity( CachedSourceResponse response , Source source , long expir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